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604" officeooo:paragraph-rsid="001bc604"/>
    </style:style>
    <style:style style:name="P2" style:family="paragraph" style:parent-style-name="Standard">
      <style:text-properties officeooo:rsid="001bc604" officeooo:paragraph-rsid="001bc604"/>
    </style:style>
    <style:style style:name="P3" style:family="paragraph" style:parent-style-name="Standard">
      <style:text-properties officeooo:rsid="001d8fe5" officeooo:paragraph-rsid="001d8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le Transaktionsarten des Gradido Systems</text:p>
      <text:p text:style-name="P1"/>
      <text:p text:style-name="P1">Transaktion:</text:p>
      <text:p text:style-name="P1">id timestamp Signature (-list) type bodyBytes|id</text:p>
      <text:p text:style-name="P1"/>
      <text:p text:style-name="P1">Body Bytes in protobuf, Zeilen id in Mysql</text:p>
      <text:p text:style-name="P1"/>
      <text:p text:style-name="P1"/>
      <text:p text:style-name="P3">UserMoved</text:p>
      <text:p text:style-name="P3">User moved (with publick key) to another server</text:p>
      <text:p text:style-name="P3">Moving Transation on both chains u.a. for creation transaction check (last 2 month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8M30S</meta:editing-duration>
    <meta:editing-cycles>4</meta:editing-cycles>
    <meta:generator>LibreOffice/4.4.7.2$Windows_x86 LibreOffice_project/f3153a8b245191196a4b6b9abd1d0da16eead600</meta:generator>
    <dc:date>2020-03-02T11:50:12.302000000</dc:date>
    <meta:document-statistic meta:table-count="0" meta:image-count="0" meta:object-count="0" meta:page-count="1" meta:paragraph-count="7" meta:word-count="42" meta:character-count="283" meta:non-whitespace-character-count="248"/>
    <meta:user-defined meta:name="Info 1"/>
    <meta:user-defined meta:name="Info 2"/>
    <meta:user-defined meta:name="Info 3"/>
    <meta:user-defined meta:name="Info 4"/>
  </office:meta>
</office:document-meta>
</file>